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svg:stroke-width="0.102cm" svg:stroke-color="#000000" draw:marker-start-width="0.353cm" draw:marker-end-width="0.353cm" draw:fill="none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1.5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1.524cm" svg:x="2.524cm" svg:y="4.678cm">
          <text:p text:style-name="P1"><text:span text:style-name="T1">thre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572cm" svg:height="1.524cm" svg:x="2.524cm" svg:y="6.456cm">
          <text:p text:style-name="P1"><text:span text:style-name="T1">vulnerabili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72cm" svg:height="1.524cm" svg:x="10.72cm" svg:y="5.567cm">
          <text:p text:style-name="P1"><text:span text:style-name="T1">haz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572cm" svg:height="1.524cm" svg:x="2.524cm" svg:y="9.631cm">
          <text:p text:style-name="P1"><text:span text:style-name="T1">threat </text:span></text:p>
          <text:p text:style-name="P1"><text:span text:style-name="T1">manifes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572cm" svg:height="1.524cm" svg:x="2.524cm" svg:y="11.409cm">
          <text:p text:style-name="P1"><text:span text:style-name="T1">vulnerabili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572cm" svg:height="1.524cm" svg:x="10.721cm" svg:y="10.568cm">
          <text:p text:style-name="P1"><text:span text:style-name="T1">incid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572cm" svg:height="1.524cm" svg:x="18.825cm" svg:y="9.632cm">
          <text:p text:style-name="P1"><text:span text:style-name="T1">accid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572cm" svg:height="1.524cm" svg:x="18.826cm" svg:y="11.433cm">
          <text:p text:style-name="P1"><text:span text:style-name="T1">non-accide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096cm" svg:y1="5.44cm" svg:x2="10.72cm" svg:y2="6.329cm" draw:start-shape="id1" draw:start-glue-point="1" draw:end-shape="id2" draw:end-glue-point="3" svg:d="M7096 5440h1912v889h1712" svg:viewBox="0 0 3625 890">
          <text:p/>
        </draw:connector>
        <draw:connector draw:style-name="gr2" draw:text-style-name="P1" draw:layer="layout" svg:x1="7.096cm" svg:y1="7.218cm" svg:x2="10.72cm" svg:y2="6.329cm" draw:start-shape="id3" draw:start-glue-point="1" draw:end-shape="id2" draw:end-glue-point="3" svg:d="M7096 7218h1912v-889h1712" svg:viewBox="0 0 3625 890">
          <text:p/>
        </draw:connector>
        <draw:connector draw:style-name="gr2" draw:text-style-name="P1" draw:layer="layout" svg:x1="7.096cm" svg:y1="10.393cm" svg:x2="10.721cm" svg:y2="11.33cm" draw:start-shape="id4" draw:start-glue-point="1" draw:end-shape="id5" draw:end-glue-point="3" svg:d="M7096 10393h1913v937h1712" svg:viewBox="0 0 3626 938">
          <text:p/>
        </draw:connector>
        <draw:connector draw:style-name="gr2" draw:text-style-name="P1" draw:layer="layout" svg:x1="7.096cm" svg:y1="12.171cm" svg:x2="10.721cm" svg:y2="11.33cm" draw:start-shape="id6" draw:start-glue-point="1" draw:end-shape="id5" draw:end-glue-point="3" svg:d="M7096 12171h1913v-841h1712" svg:viewBox="0 0 3626 842">
          <text:p/>
        </draw:connector>
        <draw:connector draw:style-name="gr2" draw:text-style-name="P1" draw:layer="layout" svg:x1="15.293cm" svg:y1="11.33cm" svg:x2="18.825cm" svg:y2="10.394cm" draw:start-shape="id5" draw:start-glue-point="1" draw:end-shape="id7" draw:end-glue-point="3" svg:d="M15293 11330h1866v-936h1666" svg:viewBox="0 0 3533 937">
          <text:p/>
        </draw:connector>
        <draw:connector draw:style-name="gr2" draw:text-style-name="P1" draw:layer="layout" svg:x1="15.293cm" svg:y1="11.33cm" svg:x2="18.826cm" svg:y2="12.195cm" draw:start-shape="id5" draw:start-glue-point="1" draw:end-shape="id8" svg:d="M15293 11330h1867v865h1666" svg:viewBox="0 0 3534 866">
          <text:p/>
        </draw:connector>
        <draw:custom-shape draw:style-name="gr1" draw:text-style-name="P2" xml:id="id12" draw:id="id12" draw:layer="layout" svg:width="4.572cm" svg:height="1.524cm" svg:x="2.525cm" svg:y="14.779cm">
          <text:p text:style-name="P1"><text:span text:style-name="T1">th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.572cm" svg:height="1.524cm" svg:x="2.525cm" svg:y="16.557cm">
          <text:p text:style-name="P1"><text:span text:style-name="T1">vulner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.572cm" svg:height="1.524cm" svg:x="10.826cm" svg:y="16.558cm">
          <text:p text:style-name="P1"><text:span text:style-name="T1">mea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5.786cm" svg:height="1.524cm" svg:x="18.826cm" svg:y="15.658cm">
          <text:p text:style-name="P1"><text:span text:style-name="T1">hazard reduction/</text:span></text:p>
          <text:p text:style-name="P1"><text:span text:style-name="T1">hazard elimin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7.097cm" svg:y1="17.319cm" svg:x2="10.826cm" svg:y2="17.32cm" draw:start-shape="id9" draw:start-glue-point="1" draw:end-shape="id10" svg:d="M7097 17319h1965v1h1764" svg:viewBox="0 0 3730 2">
          <text:p/>
        </draw:connector>
        <draw:connector draw:style-name="gr2" draw:text-style-name="P1" draw:layer="layout" svg:x1="15.398cm" svg:y1="17.32cm" svg:x2="18.826cm" svg:y2="16.42cm" draw:start-shape="id10" draw:start-glue-point="1" draw:end-shape="id11" draw:end-glue-point="3" svg:d="M15398 17320h1814v-900h1614" svg:viewBox="0 0 3429 901">
          <text:p/>
        </draw:connector>
        <draw:connector draw:style-name="gr2" draw:text-style-name="P1" draw:layer="layout" draw:line-skew="4.167cm" svg:x1="7.097cm" svg:y1="15.541cm" svg:x2="18.826cm" svg:y2="16.42cm" draw:start-shape="id12" draw:start-glue-point="1" draw:end-shape="id11" svg:d="M7097 15541h10132v879h1597" svg:viewBox="0 0 11730 880">
          <text:p/>
        </draw:connector>
        <draw:custom-shape draw:style-name="gr3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2.446cm" svg:height="1.774cm" svg:x="1.635cm" svg:y="1.635cm">
          <draw:text-box>
            <text:p><text:span text:style-name="T2">IT Security Terminology</text:span></text:p>
          </draw:text-box>
        </draw:frame>
        <draw:custom-shape draw:style-name="gr3" draw:text-style-name="P1" draw:layer="layout" svg:width="8.89cm" svg:height="2.286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3:34:49.173048246</meta:creation-date>
    <dc:date>2014-07-26T20:58:42.061994564</dc:date>
    <dc:creator>darjeeling </dc:creator>
    <meta:editing-duration>PT35S</meta:editing-duration>
    <meta:editing-cycles>2</meta:editing-cycles>
    <meta:generator>LibreOffice/4.2.4.2$Linux_X86_64 LibreOffice_project/420m0$Build-2</meta:generator>
    <meta:document-statistic meta:object-count="24"/>
  </office:meta>
</office:document-meta>
</file>